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color="#FF0000"/>
    </style:style>
  </office:automatic-styles>
  <office:body>
    <office:text text:use-soft-page-breaks="true">
      <text:p text:style-name="P1">C’est un jeu de combat entre un groupe de joueur et un groupe de personnage non joueur (PNJ).</text:p>
      <text:p text:style-name="Normal">Le groupe de joueur combattra des groupes de PNJ par vague, entre chaque vaque les joueurs verra leurs armes être<text:s/>modifiées<text:s/>(<text:span text:style-name="T2">Stratégie</text:span>) et leurs armes recevront des bonus/malus (<text:span text:style-name="T3">décorateur</text:span>).<text:s/></text:p>
      <text:p text:style-name="Normal"/>
      <text:p text:style-name="Normal">La génération de PNJ et de joueurs se fera grâce au design pattern<text:s/><text:span text:style-name="T4">fabrique</text:span>. La mise à jour des points de vies des personnages se fera grâce au design pattern<text:s/><text:span text:style-name="T5">Observateur</text:span>. Le<text:s/><text:span text:style-name="T6">Singleton</text:span><text:s/>permet un affichage unique et plus lisible.<text:s/></text:p>
      <text:p text:style-name="Normal"/>
      <text:p text:style-name="Normal">Le design pattern<text:s/><text:span text:style-name="T7">Adaptateur</text:span><text:s/>permettra de rajouter un nouveau type de « personnage », les animaux, qui devront<text:s/>se comporter comme un PNJ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Manour</meta:initial-creator>
    <dc:creator>Wassim Manour</dc:creator>
    <meta:creation-date>2023-04-09T17:54:00Z</meta:creation-date>
    <dc:date>2023-04-09T18:01:00Z</dc:date>
    <meta:template xlink:href="Normal.dotm" xlink:type="simple"/>
    <meta:editing-cycles>2</meta:editing-cycles>
    <meta:editing-duration>PT420S</meta:editing-duration>
    <meta:document-statistic meta:page-count="1" meta:paragraph-count="1" meta:word-count="100" meta:character-count="655" meta:row-count="4" meta:non-whitespace-character-count="556"/>
  </office:meta>
</office:document-meta>
</file>